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fo:language="cs" fo:country="CZ" officeooo:rsid="00083778" officeooo:paragraph-rsid="00083778"/>
    </style:style>
    <style:style style:name="P2" style:family="paragraph" style:parent-style-name="Standard">
      <style:text-properties style:font-name="Times New Roman" fo:language="cs" fo:country="CZ" fo:font-style="normal" fo:font-weight="normal" officeooo:rsid="001fdce1" officeooo:paragraph-rsid="001fdce1" style:font-name-asian="Times New Roman" style:font-style-asian="normal" style:font-weight-asian="normal" style:font-name-complex="Times New Roman" style:font-style-complex="normal" style:font-weight-complex="normal"/>
    </style:style>
    <style:style style:name="P3" style:family="paragraph" style:parent-style-name="Standard" style:list-style-name="L1">
      <style:text-properties fo:language="cs" fo:country="CZ" fo:font-weight="normal" officeooo:rsid="0011b555" officeooo:paragraph-rsid="001d1ca9" style:font-weight-asian="normal" style:font-weight-complex="normal"/>
    </style:style>
    <style:style style:name="P4" style:family="paragraph" style:parent-style-name="Standard" style:list-style-name="L1">
      <style:text-properties fo:language="cs" fo:country="CZ" fo:font-weight="normal" officeooo:rsid="001fdce1" officeooo:paragraph-rsid="001fdce1" style:font-weight-asian="normal" style:font-weight-complex="normal"/>
    </style:style>
    <style:style style:name="P5" style:family="paragraph" style:parent-style-name="Standard" style:list-style-name="L2">
      <style:text-properties fo:language="cs" fo:country="CZ" fo:font-weight="normal" officeooo:rsid="001fdce1" officeooo:paragraph-rsid="001fdce1" style:font-weight-asian="normal" style:font-weight-complex="normal"/>
    </style:style>
    <style:style style:name="P6" style:family="paragraph" style:parent-style-name="Standard" style:list-style-name="L3">
      <style:text-properties fo:language="cs" fo:country="CZ" fo:font-weight="normal" officeooo:rsid="001fdce1" officeooo:paragraph-rsid="001fdce1" style:font-weight-asian="normal" style:font-weight-complex="normal"/>
    </style:style>
    <style:style style:name="P7" style:family="paragraph" style:parent-style-name="Standard" style:list-style-name="L2">
      <style:text-properties fo:language="cs" fo:country="CZ" fo:font-weight="normal" officeooo:rsid="00229bd4" officeooo:paragraph-rsid="00229bd4" style:font-weight-asian="normal" style:font-weight-complex="normal"/>
    </style:style>
    <style:style style:name="P8" style:family="paragraph" style:parent-style-name="Standard" style:list-style-name="L3">
      <style:text-properties fo:language="cs" fo:country="CZ" fo:font-weight="normal" officeooo:rsid="00229bd4" officeooo:paragraph-rsid="00229bd4" style:font-weight-asian="normal" style:font-weight-complex="normal"/>
    </style:style>
    <style:style style:name="P9" style:family="paragraph" style:parent-style-name="Standard" style:list-style-name="L2">
      <style:text-properties fo:language="cs" fo:country="CZ" fo:font-weight="normal" officeooo:rsid="000fb0c8" officeooo:paragraph-rsid="001d1ca9" style:font-weight-asian="normal" style:font-weight-complex="normal"/>
    </style:style>
    <style:style style:name="P10" style:family="paragraph" style:parent-style-name="Standard" style:list-style-name="L2">
      <style:text-properties fo:language="cs" fo:country="CZ" fo:font-weight="normal" officeooo:rsid="0020c1d9" officeooo:paragraph-rsid="0020c1d9" style:font-weight-asian="normal" style:font-weight-complex="normal"/>
    </style:style>
    <style:style style:name="P11" style:family="paragraph" style:parent-style-name="Standard" style:list-style-name="L4">
      <style:text-properties fo:language="cs" fo:country="CZ" fo:font-weight="normal" officeooo:rsid="0020c1d9" officeooo:paragraph-rsid="0020c1d9" style:font-weight-asian="normal" style:font-weight-complex="normal"/>
    </style:style>
    <style:style style:name="P12" style:family="paragraph" style:parent-style-name="Standard" style:list-style-name="L1">
      <style:text-properties fo:language="cs" fo:country="CZ" fo:font-style="italic" fo:font-weight="normal" officeooo:rsid="00229bd4" officeooo:paragraph-rsid="00229bd4" style:font-style-asian="italic" style:font-weight-asian="normal" style:font-style-complex="italic" style:font-weight-complex="normal"/>
    </style:style>
    <style:style style:name="P13" style:family="paragraph" style:parent-style-name="Standard" style:list-style-name="L1">
      <style:text-properties fo:language="cs" fo:country="CZ" fo:font-style="italic" fo:font-weight="normal" officeooo:rsid="0011b555" officeooo:paragraph-rsid="001d1ca9" style:font-style-asian="italic" style:font-weight-asian="normal" style:font-style-complex="italic" style:font-weight-complex="normal"/>
    </style:style>
    <style:style style:name="P14" style:family="paragraph" style:parent-style-name="Standard" style:list-style-name="L4">
      <style:text-properties fo:language="cs" fo:country="CZ" fo:font-style="italic" fo:font-weight="normal" officeooo:rsid="0020c1d9" officeooo:paragraph-rsid="0020c1d9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language="cs" fo:country="CZ" fo:font-style="normal" fo:font-weight="normal" officeooo:rsid="001fdce1" officeooo:paragraph-rsid="001fdce1" style:font-style-asian="normal" style:font-weight-asian="normal" style:font-style-complex="normal" style:font-weight-complex="normal"/>
    </style:style>
    <style:style style:name="P16" style:family="paragraph" style:parent-style-name="Standard" style:list-style-name="L1">
      <style:text-properties fo:language="cs" fo:country="CZ" fo:font-style="normal" fo:font-weight="normal" officeooo:rsid="00229bd4" officeooo:paragraph-rsid="00229bd4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language="cs" fo:country="CZ" fo:font-style="normal" fo:font-weight="normal" officeooo:rsid="0020c1d9" officeooo:paragraph-rsid="0020c1d9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language="cs" fo:country="CZ" fo:font-style="normal" fo:font-weight="normal" officeooo:rsid="0023e7d4" officeooo:paragraph-rsid="0023e7d4" style:font-style-asian="normal" style:font-weight-asian="normal" style:font-style-complex="normal" style:font-weight-complex="normal"/>
    </style:style>
    <style:style style:name="P19" style:family="paragraph" style:parent-style-name="Standard" style:list-style-name="L1">
      <style:text-properties style:font-name="Times New Roman" fo:language="cs" fo:country="CZ" fo:font-style="normal" fo:font-weight="normal" officeooo:rsid="00229bd4" officeooo:paragraph-rsid="00229bd4" style:font-name-asian="Times New Roman" style:font-style-asian="normal" style:font-weight-asian="normal" style:font-name-complex="Times New Roman" style:font-style-complex="normal" style:font-weight-complex="normal"/>
    </style:style>
    <style:style style:name="P20" style:family="paragraph" style:parent-style-name="Standard" style:list-style-name="L1">
      <style:text-properties style:font-name="Times New Roman" fo:language="cs" fo:country="CZ" fo:font-style="normal" fo:font-weight="normal" officeooo:rsid="001fdce1" officeooo:paragraph-rsid="001fdce1" style:font-name-asian="Times New Roman" style:font-style-asian="normal" style:font-weight-asian="normal" style:font-name-complex="Times New Roman" style:font-style-complex="normal" style:font-weight-complex="normal"/>
    </style:style>
    <style:style style:name="P21" style:family="paragraph" style:parent-style-name="Standard" style:list-style-name="L5">
      <style:text-properties officeooo:paragraph-rsid="0020c1d9"/>
    </style:style>
    <style:style style:name="P22" style:family="paragraph" style:parent-style-name="Standard" style:list-style-name="WW8Num4">
      <style:paragraph-properties fo:margin-left="2.498cm" fo:margin-right="0cm" fo:text-indent="-0.635cm" style:auto-text-indent="false"/>
      <style:text-properties fo:language="cs" fo:country="CZ" fo:font-weight="normal" officeooo:rsid="000e931f" officeooo:paragraph-rsid="001d1ca9" style:font-weight-asian="normal" style:font-weight-complex="normal"/>
    </style:style>
    <style:style style:name="P23" style:family="paragraph" style:parent-style-name="Standard" style:list-style-name="L1" style:master-page-name="">
      <style:paragraph-properties style:page-number="auto"/>
      <style:text-properties style:font-name="Times New Roman" fo:language="cs" fo:country="CZ" fo:font-style="normal" fo:font-weight="bold" officeooo:rsid="001fdce1" officeooo:paragraph-rsid="001fdce1" style:font-name-asian="Times New Roman" style:font-style-asian="normal" style:font-weight-asian="bold" style:font-name-complex="Times New Roman" style:font-style-complex="normal" style:font-weight-complex="bold"/>
    </style:style>
    <style:style style:name="P24" style:family="paragraph" style:parent-style-name="Heading_20_2">
      <style:text-properties fo:language="cs" fo:country="CZ"/>
    </style:style>
    <style:style style:name="P25" style:family="paragraph" style:parent-style-name="Heading_20_2">
      <style:text-properties officeooo:paragraph-rsid="00229bd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229bd4" style:font-style-asian="normal" style:font-style-complex="normal"/>
    </style:style>
    <style:style style:name="T4" style:family="text">
      <style:text-properties fo:font-style="normal" officeooo:rsid="0023e7d4" style:font-style-asian="normal" style:font-style-complex="normal"/>
    </style:style>
    <style:style style:name="T5" style:family="text">
      <style:text-properties style:font-name="Times New Roman" fo:font-style="normal" style:font-name-asian="Times New Roman" style:font-style-asian="normal" style:font-name-complex="Times New Roman" style:font-style-complex="normal"/>
    </style:style>
    <style:style style:name="T6" style:family="text">
      <style:text-properties style:font-name="Times New Roman" fo:font-style="normal" officeooo:rsid="001f5d71" style:font-name-asian="Times New Roman" style:font-style-asian="normal" style:font-name-complex="Times New Roman" style:font-style-complex="normal"/>
    </style:style>
    <style:style style:name="T7" style:family="text">
      <style:text-properties officeooo:rsid="001f5d71"/>
    </style:style>
    <style:style style:name="T8" style:family="text">
      <style:text-properties style:font-weight-complex="bold"/>
    </style:style>
    <style:style style:name="T9" style:family="text">
      <style:text-properties officeooo:rsid="000e931f" style:font-weight-complex="bold"/>
    </style:style>
    <style:style style:name="T10" style:family="text">
      <style:text-properties officeooo:rsid="001f7e1f"/>
    </style:style>
    <style:style style:name="T11" style:family="text">
      <style:text-properties officeooo:rsid="001fdce1"/>
    </style:style>
    <style:style style:name="T12" style:family="text">
      <style:text-properties officeooo:rsid="0020c1d9"/>
    </style:style>
    <style:style style:name="T13" style:family="text">
      <style:text-properties fo:language="cs" fo:country="CZ" fo:font-weight="normal" officeooo:rsid="0020c1d9" style:font-weight-asian="normal" style:font-weight-complex="normal"/>
    </style:style>
    <style:style style:name="T14" style:family="text">
      <style:text-properties fo:language="cs" fo:country="CZ" fo:font-weight="normal" officeooo:rsid="0023e7d4" style:font-weight-asian="normal" style:font-weight-complex="normal"/>
    </style:style>
    <style:style style:name="T15" style:family="text">
      <style:text-properties officeooo:rsid="00229bd4"/>
    </style:style>
    <style:style style:name="T16" style:family="text">
      <style:text-properties officeooo:rsid="000fb0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Vilém a Alois Mrštíkové</text:span> – <text:span text:style-name="T11">Maryša</text:span></text:p>
      <text:h text:style-name="P24" text:outline-level="2"><text:span text:style-name="T9">Z</text:span><text:span text:style-name="T8">ařaďte dílo k literárnímu druhu a žánru:</text:span></text:h>
      <text:list xml:id="list2342075843259531400" text:style-name="WW8Num4">
        <text:list-item>
          <text:p text:style-name="P22"><text:span text:style-name="T1">Druh:</text:span> drama</text:p>
        </text:list-item>
        <text:list-item>
          <text:p text:style-name="P22"><text:span text:style-name="T1">Žánr:</text:span> <text:span text:style-name="T11">sociální tragédie</text:span></text:p>
        </text:list-item>
      </text:list>
      <text:h text:style-name="P24" text:outline-level="2"><text:span text:style-name="T7">C</text:span>harakterizujte vrstvu tematickou, vyjádřete se k postavám</text:h>
      <text:list xml:id="list4242368484770756052" text:style-name="L1">
        <text:list-item>
          <text:p text:style-name="P3"><text:span text:style-name="T1">Téma:</text:span> <text:span text:style-name="T11">Problémy domluvených sňatků</text:span></text:p>
        </text:list-item>
        <text:list-item>
          <text:p text:style-name="P12">Motivy: <text:span text:style-name="T2">lidové zvyky, lidské vlastnosti, hodnoty</text:span></text:p>
        </text:list-item>
        <text:list-item>
          <text:p text:style-name="P13">Časoprostor:</text:p>
          <text:list>
            <text:list-item>
              <text:p text:style-name="P15">vesnice <text:span text:style-name="T15">na Moravě</text:span></text:p>
            </text:list-item>
            <text:list-item>
              <text:p text:style-name="P15">konec 19. století</text:p>
            </text:list-item>
            <text:list-item>
              <text:p text:style-name="P16">2./3. dějství skok o dva roky</text:p>
            </text:list-item>
          </text:list>
        </text:list-item>
        <text:list-item>
          <text:p text:style-name="P13">Postavy:<text:span text:style-name="T2"> </text:span></text:p>
          <text:list>
            <text:list-item>
              <text:p text:style-name="P23">Maryša</text:p>
              <text:list>
                <text:list-item>
                  <text:p text:style-name="P4"><text:span text:style-name="T6">m</text:span><text:span text:style-name="T5">ladá dívka</text:span></text:p>
                </text:list-item>
                <text:list-item>
                  <text:p text:style-name="P19">krásná</text:p>
                </text:list-item>
                <text:list-item>
                  <text:p text:style-name="P20">zarputilá</text:p>
                </text:list-item>
                <text:list-item>
                  <text:p text:style-name="P20">odmítá domluvený sňatek, ale nakonec je do něj dotlačena</text:p>
                </text:list-item>
              </text:list>
            </text:list-item>
            <text:list-item>
              <text:p text:style-name="P23">Francek</text:p>
              <text:list>
                <text:list-item>
                  <text:p text:style-name="P4"><text:span text:style-name="T6">m</text:span><text:span text:style-name="T5">ilý Maryši</text:span></text:p>
                </text:list-item>
                <text:list-item>
                  <text:p text:style-name="P20">chudý</text:p>
                </text:list-item>
                <text:list-item>
                  <text:p text:style-name="P20">odvážný</text:p>
                </text:list-item>
                <text:list-item>
                  <text:p text:style-name="P20">tvrdohlavý</text:p>
                </text:list-item>
                <text:list-item>
                  <text:p text:style-name="P19">věrný</text:p>
                </text:list-item>
                <text:list-item>
                  <text:p text:style-name="P19">impulzivní</text:p>
                </text:list-item>
              </text:list>
            </text:list-item>
            <text:list-item>
              <text:p text:style-name="P23">Vávra</text:p>
              <text:list>
                <text:list-item>
                  <text:p text:style-name="P20">bohatý mlynář</text:p>
                </text:list-item>
                <text:list-item>
                  <text:p text:style-name="P20">vdovec, poté Maryšin manžel</text:p>
                </text:list-item>
                <text:list-item>
                  <text:p text:style-name="P20">skolny k násilí a alkoholismu</text:p>
                </text:list-item>
              </text:list>
            </text:list-item>
            <text:list-item>
              <text:p text:style-name="P23">Lízal</text:p>
              <text:list>
                <text:list-item>
                  <text:p text:style-name="P20">Maryšin otec</text:p>
                </text:list-item>
                <text:list-item>
                  <text:p text:style-name="P20">bohatý sedlák, <text:span text:style-name="T15">dobrý hospodář</text:span></text:p>
                </text:list-item>
                <text:list-item>
                  <text:p text:style-name="P19">přísný</text:p>
                </text:list-item>
                <text:list-item>
                  <text:p text:style-name="P20">hledí na peníze</text:p>
                </text:list-item>
                <text:list-item>
                  <text:p text:style-name="P20">později lítostivý</text:p>
                </text:list-item>
              </text:list>
            </text:list-item>
            <text:list-item>
              <text:p text:style-name="P23">Lízalka</text:p>
              <text:list>
                <text:list-item>
                  <text:p text:style-name="P4"><text:span text:style-name="T6">M</text:span><text:span text:style-name="T5">aryšina matka</text:span></text:p>
                </text:list-item>
                <text:list-item>
                  <text:p text:style-name="P20">souhlasí se svým manželem</text:p>
                </text:list-item>
                <text:list-item>
                  <text:p text:style-name="P19">nepřipustila si chybu</text:p>
                </text:list-item>
              </text:list>
            </text:list-item>
            <text:list-item>
              <text:p text:style-name="P23">Stařenka</text:p>
              <text:list>
                <text:list-item>
                  <text:p text:style-name="P4"><text:span text:style-name="T6">M</text:span><text:span text:style-name="T5">aryšina babička</text:span></text:p>
                </text:list-item>
                <text:list-item>
                  <text:p text:style-name="P20">jako jediná Maryšu podporuje</text:p>
                </text:list-item>
              </text:list>
            </text:list-item>
          </text:list>
        </text:list-item>
      </text:list>
      <text:p text:style-name="P2"/>
      <text:h text:style-name="P24" text:outline-level="2"><text:soft-page-break/><text:span text:style-name="T7">C</text:span>harakterizujte vrstvu kompoziční:</text:h>
      <text:list xml:id="list6313034776505111568" text:style-name="L2">
        <text:list-item>
          <text:p text:style-name="P7">5 jednání<text:span text:style-name="T16">, ty děleny na výstupy</text:span></text:p>
        </text:list-item>
        <text:list-item>
          <text:p text:style-name="P7">expozice, kolize, krize, peripetie, katastrofa</text:p>
        </text:list-item>
        <text:list-item>
          <text:p text:style-name="P9">děj je chronologický</text:p>
        </text:list-item>
        <text:list-item>
          <text:p text:style-name="P5">třetí až páté jednání o dva roky později než první dvě</text:p>
        </text:list-item>
        <text:list-item>
          <text:p text:style-name="P10">hra je doplněna scénickými poznámkami</text:p>
        </text:list-item>
      </text:list>
      <text:h text:style-name="P24" text:outline-level="2"><text:span text:style-name="T10">C</text:span>harakterizujte vrstvu jazykovou:</text:h>
      <text:list xml:id="list1693427782140075661" text:style-name="L3">
        <text:list-item>
          <text:p text:style-name="P6"><text:span text:style-name="T12">s</text:span>ilné moravské nářečí</text:p>
        </text:list-item>
        <text:list-item>
          <text:p text:style-name="P8">kombinace víc nářečí – nekonkrétní vesnice</text:p>
        </text:list-item>
      </text:list>
      <text:h text:style-name="P24" text:outline-level="2"><text:span text:style-name="T10">Z</text:span>ařaďte dílo do kontextu autorovy tvorby:</text:h>
      <text:list xml:id="list6428164067905859245" text:style-name="L4">
        <text:list-item>
          <text:p text:style-name="P11">autoři byli bratři</text:p>
        </text:list-item>
        <text:list-item>
          <text:p text:style-name="P11">žili na Moravě ve druhé polovině 19. století</text:p>
        </text:list-item>
        <text:list-item>
          <text:p text:style-name="P11">Vilém studoval na našem gymnáziu</text:p>
        </text:list-item>
        <text:list-item>
          <text:p text:style-name="P11">další společná díla</text:p>
          <text:list>
            <text:list-item>
              <text:p text:style-name="P14">Rok na vsi</text:p>
            </text:list-item>
            <text:list-item>
              <text:p text:style-name="P14">Bavlníkova žena</text:p>
            </text:list-item>
          </text:list>
        </text:list-item>
        <text:list-item>
          <text:p text:style-name="P11">další Vilémova díla</text:p>
          <text:list>
            <text:list-item>
              <text:p text:style-name="P14">Santa Lucia <text:span text:style-name="T2">– </text:span><text:span text:style-name="T4">naturalistický romá</text:span><text:span text:style-name="T3">n, </text:span><text:span text:style-name="T4">narážky na Jarošku</text:span></text:p>
            </text:list-item>
            <text:list-item>
              <text:p text:style-name="P14">Pohádka máje<text:span text:style-name="T2"> – </text:span><text:span text:style-name="T3">lyrizovaný román</text:span></text:p>
            </text:list-item>
          </text:list>
        </text:list-item>
        <text:list-item>
          <text:p text:style-name="P11">další Aloisova díla</text:p>
          <text:list>
            <text:list-item>
              <text:p text:style-name="P14">Dobré duše</text:p>
            </text:list-item>
            <text:list-item>
              <text:p text:style-name="P14">Obrazy z Tater</text:p>
            </text:list-item>
          </text:list>
        </text:list-item>
      </text:list>
      <text:h text:style-name="P25" text:outline-level="2"><text:span text:style-name="T10">Z</text:span>ařaďte dílo do kontextu <text:span text:style-name="T12">české literatury</text:span>:</text:h>
      <text:list xml:id="list8845421171287879704" text:style-name="L5">
        <text:list-item>
          <text:p text:style-name="P21"><text:span text:style-name="T13">Český naturalismus – </text:span><text:span text:style-name="T14">člověk vytvořený geny a prostředím a nic s tím nenadělá</text:span></text:p>
        </text:list-item>
      </text:list>
      <text:list xml:id="list185930218067593" text:continue-list="list6428164067905859245" text:style-name="L4">
        <text:list-item>
          <text:p text:style-name="P11">další autoři</text:p>
          <text:list>
            <text:list-item>
              <text:p text:style-name="P17">Josef Karel Šlejkar (<text:span text:style-name="T1">Kuře melancholik</text:span>)</text:p>
            </text:list-item>
            <text:list-item>
              <text:p text:style-name="P17">Karel Matěj Čapek-Chod (<text:span text:style-name="T1">Kašpar Lén Mstitel, Jindrové</text:span>)</text:p>
            </text:list-item>
          </text:list>
        </text:list-item>
        <text:list-item>
          <text:p text:style-name="P18">realistické divadlo</text:p>
          <text:list>
            <text:list-item>
              <text:p text:style-name="P18">Ladislav Stroupežnický – <text:span text:style-name="T1">Naši Furianti</text:span></text:p>
            </text:list-item>
            <text:list-item>
              <text:p text:style-name="P18">Gabriela Preisová – <text:span text:style-name="T1">Gazdina roba</text:span> (hodně podobná Mrštíkům – témata, nářečí)</text:p>
            </text:list-item>
          </text:list>
        </text:list-item>
        <text:list-item>
          <text:p text:style-name="P18">vznik Národního divadl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tar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296cm" fo:text-indent="-0.635cm" fo:margin-left="0.296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66cm" fo:text-indent="-0.635cm" fo:margin-left="1.56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.836cm" fo:text-indent="-0.635cm" fo:margin-left="2.83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4.106cm" fo:text-indent="-0.635cm" fo:margin-left="4.106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5.376cm" fo:text-indent="-0.635cm" fo:margin-left="5.37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6.646cm" fo:text-indent="-0.635cm" fo:margin-left="6.64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7.916cm" fo:text-indent="-0.635cm" fo:margin-left="7.9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9.186cm" fo:text-indent="-0.635cm" fo:margin-left="9.18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20:53:11.788948761</meta:creation-date>
    <meta:editing-duration>P1DT7H49M20S</meta:editing-duration>
    <meta:editing-cycles>5</meta:editing-cycles>
    <meta:generator>LibreOffice/5.0.5.2$Linux_X86_64 LibreOffice_project/00m0$Build-2</meta:generator>
    <dc:date>2016-11-28T18:59:27.664435999</dc:date>
    <meta:document-statistic meta:table-count="0" meta:image-count="0" meta:object-count="0" meta:page-count="2" meta:paragraph-count="72" meta:word-count="323" meta:character-count="1834" meta:non-whitespace-character-count="1639"/>
  </office:meta>
</office:document-meta>
</file>